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LANTILLA PARA LOG</text:p>
      <text:p text:style-name="Standard"/>
      <text:p text:style-name="Standard"/>
      <text:p text:style-name="Standard">Significado<text:tab/><text:tab/><text:tab/><text:tab/><text:tab/>Valor ejemplo<text:tab/><text:tab/><text:tab/><text:tab/>Explicacion</text:p>
      <text:p text:style-name="Standard"/>
      <text:p text:style-name="Standard"/>
      <text:p text:style-name="Standard">Direccion IP<text:tab/><text:tab/><text:tab/><text:tab/><text:tab/>182.121.123.12<text:tab/><text:tab/><text:tab/>La ip del que tenga<text:tab/><text:tab/><text:tab/><text:tab/><text:tab/><text:tab/><text:tab/><text:tab/><text:tab/><text:tab/><text:tab/>el error</text:p>
      <text:p text:style-name="Standard"/>
      <text:p text:style-name="Standard">Cuando<text:tab/><text:tab/><text:tab/><text:tab/>18/mar/2018:08:04:22<text:tab/><text:tab/><text:tab/>La hora del error</text:p>
      <text:p text:style-name="Standard"/>
      <text:p text:style-name="Standard"/>
      <text:p text:style-name="Standard">Desde donde<text:tab/><text:tab/><text:tab/><text:tab/><text:a xlink:type="simple" xlink:href="http://www.wikipedia.org/" text:style-name="Internet_20_link" text:visited-style-name="Visited_20_Internet_20_Link">www.wikipedia.org</text:a><text:tab/><text:tab/><text:tab/><text:tab/>la direccion desde <text:tab/><text:tab/><text:tab/><text:tab/><text:tab/><text:tab/><text:tab/><text:tab/><text:tab/><text:tab/>solicitaron los datos</text:p>
      <text:p text:style-name="Standard"/>
      <text:p text:style-name="Standard"/>
      <text:p text:style-name="Standard"/>
      <text:p text:style-name="P2">Simulación</text:p>
      <text:p text:style-name="Standard">2018-02-25 <text:s/>15:26:08 <text:s text:c="2"/>[ 182.121.123.12 ] <text:s text:c="4"/>www.wikipedia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0M10S</meta:editing-duration>
    <meta:editing-cycles>6</meta:editing-cycles>
    <meta:generator>OpenOffice/4.1.3$Win32 OpenOffice.org_project/413m1$Build-9783</meta:generator>
    <dc:date>2018-05-21T08:24:49.66</dc:date>
    <meta:document-statistic meta:table-count="0" meta:image-count="0" meta:object-count="0" meta:page-count="1" meta:paragraph-count="7" meta:word-count="39" meta:character-count="343"/>
    <meta:user-defined meta:name="Info 1"/>
    <meta:user-defined meta:name="Info 2"/>
    <meta:user-defined meta:name="Info 3"/>
    <meta:user-defined meta:name="Info 4"/>
  </office:meta>
</office:document-meta>
</file>